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7e8" officeooo:paragraph-rsid="001507e8"/>
    </style:style>
    <style:style style:name="P2" style:family="paragraph" style:parent-style-name="Standard">
      <style:text-properties officeooo:rsid="0015c2f5" officeooo:paragraph-rsid="0015c2f5"/>
    </style:style>
    <style:style style:name="P3" style:family="paragraph" style:parent-style-name="Standard">
      <style:text-properties fo:font-weight="bold" officeooo:rsid="0015c2f5" officeooo:paragraph-rsid="0015c2f5" style:font-weight-asian="bold" style:font-weight-complex="bold"/>
    </style:style>
    <style:style style:name="P4" style:family="paragraph" style:parent-style-name="Standard">
      <style:text-properties fo:font-weight="bold" officeooo:rsid="0018abf8" officeooo:paragraph-rsid="0018abf8" style:font-weight-asian="bold" style:font-weight-complex="bold"/>
    </style:style>
    <style:style style:name="P5" style:family="paragraph" style:parent-style-name="Standard">
      <style:text-properties fo:font-weight="bold" officeooo:rsid="001a2c56" officeooo:paragraph-rsid="001a2c56" style:font-weight-asian="bold" style:font-weight-complex="bold"/>
    </style:style>
    <style:style style:name="P6" style:family="paragraph" style:parent-style-name="Standard">
      <style:text-properties fo:font-weight="bold" officeooo:rsid="001b35cd" officeooo:paragraph-rsid="001b35cd" style:font-weight-asian="bold" style:font-weight-complex="bold"/>
    </style:style>
    <style:style style:name="P7" style:family="paragraph" style:parent-style-name="Standard">
      <style:text-properties fo:font-weight="bold" officeooo:rsid="001c9d45" officeooo:paragraph-rsid="001c9d45" style:font-weight-asian="bold" style:font-weight-complex="bold"/>
    </style:style>
    <style:style style:name="P8" style:family="paragraph" style:parent-style-name="Standard">
      <style:text-properties fo:font-weight="normal" officeooo:rsid="0015c2f5" officeooo:paragraph-rsid="0015c2f5" style:font-weight-asian="normal" style:font-weight-complex="normal"/>
    </style:style>
    <style:style style:name="P9" style:family="paragraph" style:parent-style-name="Standard">
      <style:text-properties fo:font-weight="normal" officeooo:rsid="0016ea66" officeooo:paragraph-rsid="0016ea66" style:font-weight-asian="normal" style:font-weight-complex="normal"/>
    </style:style>
    <style:style style:name="P10" style:family="paragraph" style:parent-style-name="Standard">
      <style:text-properties fo:font-weight="normal" officeooo:rsid="0018abf8" officeooo:paragraph-rsid="0018abf8" style:font-weight-asian="normal" style:font-weight-complex="normal"/>
    </style:style>
    <style:style style:name="P11" style:family="paragraph" style:parent-style-name="Standard">
      <style:text-properties fo:font-weight="normal" officeooo:rsid="001a4510" officeooo:paragraph-rsid="001a4510" style:font-weight-asian="normal" style:font-weight-complex="normal"/>
    </style:style>
    <style:style style:name="P12" style:family="paragraph" style:parent-style-name="Standard">
      <style:text-properties fo:color="#800000" fo:font-weight="bold" officeooo:rsid="001a2c56" officeooo:paragraph-rsid="001a2c56" style:font-weight-asian="bold" style:font-weight-complex="bold"/>
    </style:style>
    <style:style style:name="P13" style:family="paragraph" style:parent-style-name="Standard">
      <style:text-properties fo:color="#800000" fo:font-weight="bold" officeooo:rsid="001da8ee" officeooo:paragraph-rsid="001da8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utjes</text:span></text:p>
      <text:p text:style-name="P1">optellen van foute woorden</text:p>
      <text:p text:style-name="P1">editlist – extra regels laten inspringen</text:p>
      <text:p text:style-name="P1">lijst aanmaken – begin met 5 regels</text:p>
      <text:p text:style-name="P2">verwijderen van lijst – empty row weggooien</text:p>
      <text:p text:style-name="P2"/>
      <text:p text:style-name="P3">testen</text:p>
      <text:p text:style-name="P2">iOS account aanmaken en nieuwe android account – Erwin helpen</text:p>
      <text:p text:style-name="P2">betafases mensen registreren</text:p>
      <text:p text:style-name="P2"/>
      <text:p text:style-name="P2"><text:span text:style-name="T1">marketing</text:span></text:p>
      <text:p text:style-name="P8"><text:span text:style-name="T2">R</text:span>eclame</text:p>
      <text:p text:style-name="P9">Registreren</text:p>
      <text:p text:style-name="P8"/>
      <text:p text:style-name="P3">delen</text:p>
      <text:p text:style-name="P8">share-knop?</text:p>
      <text:p text:style-name="P9">Ja! in myLists.sheet</text:p>
      <text:p text:style-name="P9">Let op dat de link wel de goede app opent en niet een website</text:p>
      <text:p text:style-name="P9"/>
      <text:p text:style-name="P4">onderhoud/updates</text:p>
      <text:p text:style-name="P10">op 'oproepbasis' per maand aanvragen wat er gedaan moet worden op basis van uurloon, Erwin kan aan mij vragen of ik aan Erwin voor aanpassingen, bug fixes et cetera.</text:p>
      <text:p text:style-name="P10"/>
      <text:p text:style-name="P5">Developer.android.com/developer.apple.com</text:p>
      <text:p text:style-name="P5"/>
      <text:p text:style-name="P12">next action: mailen van screenshots, icon enzo</text:p>
      <text:p text:style-name="P5"/>
      <text:p text:style-name="P5">Cijfer berekenen</text:p>
      <text:p text:style-name="P11">zelf formule bedenken</text:p>
      <text:p text:style-name="P11">A t/m F bij amerikaans tellen</text:p>
      <text:p text:style-name="P8"/>
      <text:p text:style-name="P6">Omzetten van engels naar nederlands en automatisch taalherkenning</text:p>
      <text:p text:style-name="P6"/>
      <text:p text:style-name="P6">iOS SDK versies</text:p>
      <text:p text:style-name="P7"/>
      <text:p text:style-name="P7">Reclames uitzoeken en verschill iOS/android en SDK plugins voor phonegap uitzoeken</text:p>
      <text:p text:style-name="P7"/>
      <text:p text:style-name="P7">Cijferformule bedenken en implementeren met A t/m F met A+ en A- etc voor Amerikaanse versie, 1-10 voor Europese formule</text:p>
      <text:p text:style-name="P7"/>
      <text:p text:style-name="P13">Fotoscherpte</text:p>
      <text:p text:style-name="P13">Kleine foutjes</text:p>
      <text:p text:style-name="P13">Volgende woo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Wissel</meta:initial-creator>
    <meta:creation-date>2014-08-29T11:44:11.292764538</meta:creation-date>
    <dc:date>2014-08-29T13:36:26.735118126</dc:date>
    <dc:creator>Tim Wissel</dc:creator>
    <meta:editing-duration>PT36M22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29" meta:word-count="153" meta:character-count="1029" meta:non-whitespace-character-count="901"/>
  </office:meta>
</office:document-meta>
</file>